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68401" officeooo:paragraph-rsid="00168401"/>
    </style:style>
    <style:style style:name="P2" style:family="paragraph" style:parent-style-name="Standard" style:list-style-name="L2">
      <style:text-properties officeooo:rsid="00168401" officeooo:paragraph-rsid="00168401"/>
    </style:style>
    <style:style style:name="P3" style:family="paragraph" style:parent-style-name="Standard" style:list-style-name="L2">
      <style:text-properties officeooo:rsid="0016884d" officeooo:paragraph-rsid="0016884d"/>
    </style:style>
    <style:style style:name="P4" style:family="paragraph" style:parent-style-name="Standard">
      <style:text-properties officeooo:rsid="0016884d" officeooo:paragraph-rsid="0016884d"/>
    </style:style>
    <style:style style:name="P5" style:family="paragraph" style:parent-style-name="Standard" style:list-style-name="L3">
      <style:text-properties officeooo:rsid="0016884d" officeooo:paragraph-rsid="0016884d"/>
    </style:style>
    <style:style style:name="P6" style:family="paragraph" style:parent-style-name="Standard" style:list-style-name="L3">
      <style:text-properties officeooo:rsid="0017a3f9" officeooo:paragraph-rsid="0017a3f9"/>
    </style:style>
    <style:style style:name="P7" style:family="paragraph" style:parent-style-name="Standard">
      <style:text-properties officeooo:rsid="0017a3f9" officeooo:paragraph-rsid="0017a3f9"/>
    </style:style>
    <style:style style:name="T1" style:family="text">
      <style:text-properties style:text-position="sub 58%"/>
    </style:style>
    <style:style style:name="T2" style:family="text">
      <style:text-properties style:text-position="super 58%"/>
    </style:style>
    <style:style style:name="T3" style:family="text">
      <style:text-properties style:text-position="0% 100%"/>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ssignment 1</text:p>
      <text:p text:style-name="P1">CS 408 Cryptography &amp; Internet Security</text:p>
      <text:p text:style-name="P1"/>
      <text:p text:style-name="P1">Problem 1</text:p>
      <text:list text:style-name="L2">
        <text:list-item>
          <text:p text:style-name="P2">Without knowing the key, the ciphertext “EVIRE” can be decoded to both “RIVER” with a key of 13, meaning a shift of 13 letters in the alphabet, or it can be decoded to “ARENA” with a key of 22, meaning a shift of 22 letters in the alphabet. </text:p>
        </text:list-item>
        <text:list-item>
          <text:p text:style-name="P2">Ceaser can send another message with the same key as he initially intended, but before sending it he should verify that the message cannot be decoded with the other key. If the key was meant to be 22, then send the ciphertext “pda gau sehh iwpyd pdeo iaoowca” which will decrypt to “The key will match this message” if 22 is used but if 13 is used it will be gibberish.</text:p>
        </text:list-item>
        <text:list-item>
          <text:p text:style-name="P3">Involutory for Z<text:span text:style-name="T1">26</text:span><text:span text:style-name="T2"> </text:span><text:span text:style-name="T3">, Z</text:span><text:span text:style-name="T1">22 </text:span><text:span text:style-name="T3">, and Z</text:span><text:span text:style-name="T1">23</text:span><text:span text:style-name="T3"> in a Shift cipher are keys where E</text:span><text:span text:style-name="T1">k</text:span><text:span text:style-name="T3">(P) = D</text:span><text:span text:style-name="T1">k</text:span><text:span text:style-name="T3">(P). 0 is a given as it does not do any shift</text:span></text:p>
          <text:list>
            <text:list-item>
              <text:p text:style-name="P3"><text:span text:style-name="T3">Z</text:span><text:span text:style-name="T1">26 </text:span><text:span text:style-name="T3"><text:s/>= 0, 13</text:span></text:p>
              <text:list>
                <text:list-item>
                  <text:p text:style-name="P3">A – 13 and A + 13 both give a value of N, in the alphabet of 26 letters</text:p>
                </text:list-item>
              </text:list>
            </text:list-item>
            <text:list-item>
              <text:p text:style-name="P3">Z<text:span text:style-name="T1">22</text:span><text:span text:style-name="T3"> = 0, 11</text:span></text:p>
              <text:list>
                <text:list-item>
                  <text:p text:style-name="P3">In an alphabet of 22 letters, shifting 11 forward or 11 backward will give the same value</text:p>
                </text:list-item>
              </text:list>
            </text:list-item>
            <text:list-item>
              <text:p text:style-name="P3">Z<text:span text:style-name="T1">23</text:span><text:span text:style-name="T3"> = 0</text:span></text:p>
              <text:list>
                <text:list-item>
                  <text:p text:style-name="P3">No key othe than 0 will yield the same E<text:span text:style-name="T1">K</text:span><text:span text:style-name="T3"> and D</text:span><text:span text:style-name="T1">k</text:span></text:p>
                </text:list-item>
              </text:list>
            </text:list-item>
          </text:list>
        </text:list-item>
      </text:list>
      <text:p text:style-name="P4"/>
      <text:p text:style-name="P4">Problem 2</text:p>
      <text:list text:style-name="L3">
        <text:list-item>
          <text:p text:style-name="P5">As the plaintext is one repeated letter, after every 6 letters, Eve would notice that the pattern repaeats for the entire ciphertext.</text:p>
        </text:list-item>
        <text:list-item>
          <text:p text:style-name="P6">Eve would be able to determine the key by using the distance between each letter in the ciphertext, as they represent the distance between each letter of the key. Once each distance is determined, Eve now has constraints for the key (the distance between the letters of the key) and would need to try each possibility until the key breaks the ciphertext. Eve would then have to try the 26 different options for the key (generated by the constraints of the key found earlier) and only one would be a valid english word. The kye would be unique as the positions of the letters in the key are fixed and there are only 26 possible options. We know that no english word of length 6 is a shift of another, therefore we would not find any other english words that would match this constraint.</text:p>
        </text:list-item>
      </text:list>
      <text:p text:style-name="P7"/>
      <text:p text:style-name="P7">Problem 3</text:p>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oto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oto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9T22:28:17.883046321</meta:creation-date>
    <dc:date>2024-09-29T23:48:08.056985116</dc:date>
    <meta:editing-duration>PT19M36S</meta:editing-duration>
    <meta:editing-cycles>1</meta:editing-cycles>
    <meta:document-statistic meta:table-count="0" meta:image-count="0" meta:object-count="0" meta:page-count="1" meta:paragraph-count="16" meta:word-count="397" meta:character-count="1989" meta:non-whitespace-character-count="1616"/>
    <meta:generator>LibreOffice/24.2.4.2$Linux_X86_64 LibreOffice_project/420$Build-2</meta:generator>
  </office:meta>
</office:document-meta>
</file>